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, 'Helvetica Neue', Helvetica, sans-serif"/>
    <style:font-face style:name="SFMono-Regular" svg:font-family="SFMono-Regular, Consolas, 'Liberation Mono', Menlo, Courier, monospace"/>
    <style:font-face style:name="Source Code Pro" svg:font-family="'Source Code Pro', Menlo, Monaco, Consolas, 'Courier New'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12db" officeooo:paragraph-rsid="000212db"/>
    </style:style>
    <style:style style:name="P2" style:family="paragraph" style:parent-style-name="Standard">
      <style:text-properties fo:font-weight="bold" officeooo:rsid="000212db" officeooo:paragraph-rsid="000212db" style:font-weight-asian="bold" style:font-weight-complex="bold"/>
    </style:style>
    <style:style style:name="P3" style:family="paragraph" style:parent-style-name="Standard">
      <style:text-properties officeooo:rsid="0003c391" officeooo:paragraph-rsid="0003c391"/>
    </style:style>
    <style:style style:name="P4" style:family="paragraph" style:parent-style-name="Standard">
      <style:text-properties fo:font-size="10pt" officeooo:rsid="0003c391" officeooo:paragraph-rsid="0003c391" style:font-size-asian="10pt" style:font-size-complex="10pt"/>
    </style:style>
    <style:style style:name="P5" style:family="paragraph" style:parent-style-name="Standard">
      <style:text-properties fo:font-size="10pt" officeooo:rsid="000212db" officeooo:paragraph-rsid="000212db" style:font-size-asian="10pt" style:font-size-complex="10pt"/>
    </style:style>
    <style:style style:name="P6" style:family="paragraph" style:parent-style-name="Standard">
      <style:text-properties fo:font-size="10pt" officeooo:rsid="000437a8" officeooo:paragraph-rsid="000437a8" style:font-size-asian="10pt" style:font-size-complex="10pt"/>
    </style:style>
    <style:style style:name="P7" style:family="paragraph" style:parent-style-name="Standard">
      <style:text-properties fo:font-size="10pt" officeooo:rsid="00053908" officeooo:paragraph-rsid="00053908" style:font-size-asian="10pt" style:font-size-complex="10pt"/>
    </style:style>
    <style:style style:name="P8" style:family="paragraph" style:parent-style-name="Standard">
      <style:text-properties fo:font-size="10pt" officeooo:rsid="00066dc3" officeooo:paragraph-rsid="00066dc3" style:font-size-asian="10pt" style:font-size-complex="10pt"/>
    </style:style>
    <style:style style:name="P9" style:family="paragraph" style:parent-style-name="Standard">
      <style:text-properties fo:font-size="10pt" officeooo:rsid="00066dc3" officeooo:paragraph-rsid="0008a848" style:font-size-asian="10pt" style:font-size-complex="10pt"/>
    </style:style>
    <style:style style:name="P10" style:family="paragraph" style:parent-style-name="Standard">
      <style:text-properties fo:font-size="10pt" officeooo:rsid="0007bf06" officeooo:paragraph-rsid="0009d98c" style:font-size-asian="10pt" style:font-size-complex="10pt"/>
    </style:style>
    <style:style style:name="P11" style:family="paragraph" style:parent-style-name="Standard">
      <style:text-properties fo:font-size="10pt" fo:font-weight="bold" officeooo:rsid="000212db" officeooo:paragraph-rsid="000badf0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bold" officeooo:rsid="000212db" officeooo:paragraph-rsid="000d4cfe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bold" officeooo:rsid="000badf0" officeooo:paragraph-rsid="000badf0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rsid="000eb775" officeooo:paragraph-rsid="000eb775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.5pt" officeooo:rsid="00066dc3" officeooo:paragraph-rsid="00066dc3" style:font-size-asian="10.5pt" style:font-size-complex="10.5pt"/>
    </style:style>
    <style:style style:name="P16" style:family="paragraph" style:parent-style-name="Standard">
      <style:text-properties fo:color="#6600ff" fo:font-size="10pt" fo:font-weight="bold" officeooo:rsid="0007bf06" officeooo:paragraph-rsid="000839b0" style:font-size-asian="10pt" style:font-weight-asian="bold" style:font-size-complex="10pt" style:font-weight-complex="bold"/>
    </style:style>
    <style:style style:name="P17" style:family="paragraph" style:parent-style-name="Standard">
      <style:text-properties fo:color="#6600ff" fo:font-size="10pt" fo:font-weight="bold" officeooo:rsid="0009d98c" officeooo:paragraph-rsid="0009d98c" style:font-size-asian="10pt" style:font-weight-asian="bold" style:font-size-complex="10pt" style:font-weight-complex="bold"/>
    </style:style>
    <style:style style:name="P18" style:family="paragraph" style:parent-style-name="Standard">
      <style:text-properties style:use-window-font-color="true" fo:font-size="10pt" fo:font-weight="normal" officeooo:rsid="0009d98c" officeooo:paragraph-rsid="0009d98c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ff0066" fo:font-size="20pt" fo:font-weight="bold" officeooo:rsid="000212db" officeooo:paragraph-rsid="0012b7c7" style:font-size-asian="20pt" style:font-weight-asian="bold" style:font-size-complex="20pt" style:font-weight-complex="bold"/>
    </style:style>
    <style:style style:name="P20" style:family="paragraph" style:parent-style-name="Heading_20_3">
      <style:text-properties fo:font-variant="normal" fo:text-transform="none" fo:color="#24292e" style:font-name="apple-system" fo:font-size="10pt" fo:letter-spacing="normal" fo:font-style="normal" fo:font-weight="bold" officeooo:rsid="00053908" officeooo:paragraph-rsid="00053908" style:font-size-asian="10pt" style:font-size-complex="10pt"/>
    </style:style>
    <style:style style:name="P21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066dc3" officeooo:paragraph-rsid="00066dc3" style:font-size-asian="10pt" style:font-size-complex="10pt"/>
    </style:style>
    <style:style style:name="P22" style:family="paragraph" style:parent-style-name="Preformatted_20_Text">
      <style:text-properties fo:font-size="10pt" fo:font-weight="bold" officeooo:rsid="000eb775" officeooo:paragraph-rsid="000eb775" style:font-size-asian="10pt" style:font-weight-asian="bold" style:font-size-complex="10pt" style:font-weight-complex="bold"/>
    </style:style>
    <style:style style:name="P23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size="11.25pt" fo:font-weight="bold" officeooo:paragraph-rsid="0012b7c7"/>
    </style:style>
    <style:style style:name="P25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/>
    </style:style>
    <style:style style:name="P26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 officeooo:paragraph-rsid="000ad712"/>
    </style:style>
    <style:style style:name="P27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font-size="10pt" fo:letter-spacing="normal" officeooo:rsid="00066dc3" officeooo:paragraph-rsid="000ad712" style:font-size-asian="10pt" style:font-size-complex="10pt"/>
    </style:style>
    <style:style style:name="P28" style:family="paragraph" style:parent-style-name="Text_20_body">
      <style:text-properties officeooo:paragraph-rsid="0014843e"/>
    </style:style>
    <style:style style:name="P29" style:family="paragraph" style:parent-style-name="Standard">
      <style:text-properties fo:font-variant="normal" fo:text-transform="none" fo:color="#4c555a" style:font-name="Liberation Serif" fo:font-size="9pt" fo:letter-spacing="normal" fo:font-style="normal" officeooo:rsid="0012b7c7" style:font-size-asian="9pt" style:font-size-complex="9pt"/>
    </style:style>
    <style:style style:name="P30" style:family="paragraph" style:parent-style-name="Standard">
      <style:text-properties officeooo:paragraph-rsid="001736d0"/>
    </style:style>
    <style:style style:name="P31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text-properties fo:font-size="9pt" style:font-size-asian="9pt" style:font-size-complex="9pt"/>
    </style:style>
    <style:style style:name="P34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d917b"/>
    </style:style>
    <style:style style:name="P36" style:family="paragraph" style:parent-style-name="Text_20_body">
      <style:paragraph-properties fo:text-align="justify" style:justify-single-word="false"/>
      <style:text-properties fo:font-variant="normal" fo:text-transform="none" fo:color="#4c555a" style:font-name="Avenir Next" fo:font-size="11.25pt" fo:letter-spacing="normal" fo:font-style="normal" fo:font-weight="bold"/>
    </style:style>
    <style:style style:name="P37" style:family="paragraph" style:parent-style-name="Text_20_body">
      <style:text-properties officeooo:rsid="0029c6c3" officeooo:paragraph-rsid="0029c6c3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4843e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736d0"/>
    </style:style>
    <style:style style:name="P4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c46d7"/>
    </style:style>
    <style:style style:name="P4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rsid="001d29ea" officeooo:paragraph-rsid="001d29ea"/>
    </style:style>
    <style:style style:name="P4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3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44" style:family="paragraph" style:parent-style-name="Preformatted_20_Text">
      <style:text-properties officeooo:paragraph-rsid="001f0a32"/>
    </style:style>
    <style:style style:name="P45" style:family="paragraph" style:parent-style-name="Preformatted_20_Text">
      <style:paragraph-properties fo:text-align="justify" style:justify-single-word="false"/>
      <style:text-properties officeooo:paragraph-rsid="001f0a32"/>
    </style:style>
    <style:style style:name="P46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e" fo:letter-spacing="normal"/>
    </style:style>
    <style:style style:name="P47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fo:letter-spacing="normal" officeooo:paragraph-rsid="0020be52"/>
    </style:style>
    <style:style style:name="P48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/>
    </style:style>
    <style:style style:name="P49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 officeooo:paragraph-rsid="0026f7fe"/>
    </style:style>
    <style:style style:name="P50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51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 officeooo:paragraph-rsid="0026f7fe"/>
    </style:style>
    <style:style style:name="P52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 officeooo:paragraph-rsid="00282236"/>
    </style:style>
    <style:style style:name="P53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</style:style>
    <style:style style:name="P54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officeooo:paragraph-rsid="00282236"/>
    </style:style>
    <style:style style:name="P55" style:family="paragraph" style:parent-style-name="Heading_20_1">
      <style:text-properties fo:font-variant="normal" fo:text-transform="none" fo:color="#26292e" style:font-name="Avenir Next" fo:font-size="19.5pt" fo:font-style="normal" fo:font-weight="bold" officeooo:rsid="000212db" officeooo:paragraph-rsid="0012b7c7" style:font-size-asian="10pt" style:font-weight-asian="bold" style:font-size-complex="10pt" style:font-weight-complex="bold"/>
    </style:style>
    <style:style style:name="P56" style:family="paragraph" style:parent-style-name="Heading_20_1">
      <style:text-properties fo:font-variant="normal" fo:text-transform="none" fo:color="#26292e" style:font-name="Avenir Next" fo:font-size="19.5pt" fo:font-style="normal" fo:font-weight="bold" officeooo:rsid="0014843e" officeooo:paragraph-rsid="0014843e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24292e" style:font-name="apple-system" fo:letter-spacing="normal" fo:font-style="normal" fo:font-weight="bold"/>
    </style:style>
    <style:style style:name="T2" style:family="text">
      <style:text-properties fo:font-variant="normal" fo:text-transform="none" fo:color="#24292e" style:font-name="apple-system" fo:letter-spacing="normal" fo:font-style="normal" fo:font-weight="bold" officeooo:rsid="0020be52"/>
    </style:style>
    <style:style style:name="T3" style:family="text">
      <style:text-properties fo:font-variant="normal" fo:text-transform="none" fo:color="#24292e" style:font-name="apple-system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24292e" style:font-name="apple-system" fo:letter-spacing="normal" fo:font-style="normal" fo:font-weight="bold" officeooo:rsid="002508db" style:font-weight-asian="bold" style:font-weight-complex="bold"/>
    </style:style>
    <style:style style:name="T5" style:family="text">
      <style:text-properties fo:font-variant="normal" fo:text-transform="none" fo:color="#24292e" style:font-name="apple-system" fo:letter-spacing="normal" fo:font-style="normal" fo:font-weight="normal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 officeooo:rsid="002508db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9" style:family="text"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24292e" style:font-name="apple-system" fo:font-size="12pt" fo:letter-spacing="normal" fo:font-style="normal" fo:font-weight="bold" officeooo:rsid="002508db" style:font-weight-asian="bold" style:font-weight-complex="bold"/>
    </style:style>
    <style:style style:name="T11" style:family="text">
      <style:text-properties fo:font-variant="normal" fo:text-transform="none" fo:color="#24292e" style:font-name="apple-system" fo:font-size="12pt" fo:letter-spacing="normal" fo:font-style="normal" fo:font-weight="bold" officeooo:rsid="0020be52"/>
    </style:style>
    <style:style style:name="T12" style:family="text">
      <style:text-properties fo:font-variant="normal" fo:text-transform="none" fo:color="#24292e" style:font-name="apple-system" fo:font-size="11pt" fo:letter-spacing="normal" fo:font-style="normal" fo:font-weight="bold" style:font-size-asian="11pt" style:font-size-complex="11pt"/>
    </style:style>
    <style:style style:name="T13" style:family="text">
      <style:text-properties fo:font-variant="normal" fo:text-transform="none" fo:color="#24292e" style:font-name="apple-system" fo:font-size="11pt" fo:letter-spacing="normal" fo:font-style="normal" fo:font-weight="bold" officeooo:rsid="0020be52" style:font-size-asian="11pt" style:font-size-complex="11pt"/>
    </style:style>
    <style:style style:name="T14" style:family="text">
      <style:text-properties fo:font-variant="normal" fo:text-transform="none" fo:color="#24292e" style:font-name="apple-system" fo:font-size="11pt" fo:letter-spacing="normal" fo:font-style="normal" fo:font-weight="bold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fo:color="#24292e" style:font-name="apple-system" fo:font-size="11pt" fo:letter-spacing="normal" fo:font-style="normal" fo:font-weight="bold" officeooo:rsid="002508db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T17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18" style:family="text">
      <style:text-properties fo:font-variant="normal" fo:text-transform="none" fo:color="#24292e" style:font-name="SFMono-Regular" fo:font-size="9.75pt" fo:letter-spacing="normal" fo:font-style="normal" fo:font-weight="normal" fo:padding="0cm" fo:border="none"/>
    </style:style>
    <style:style style:name="T19" style:family="text">
      <style:text-properties fo:font-variant="normal" fo:text-transform="none" fo:color="#24292e" style:font-name="SFMono-Regular" fo:font-size="9.75pt" fo:letter-spacing="normal" fo:font-style="normal" fo:font-weight="normal" officeooo:rsid="001f0a32"/>
    </style:style>
    <style:style style:name="T20" style:family="text">
      <style:text-properties fo:font-variant="normal" fo:text-transform="none" fo:color="#24292e" style:font-name="SFMono-Regular" fo:font-size="9.75pt" fo:letter-spacing="normal" fo:font-style="normal" fo:font-weight="bold" style:font-weight-asian="bold" style:font-weight-complex="bold" fo:padding="0cm" fo:border="none"/>
    </style:style>
    <style:style style:name="T21" style:family="text">
      <style:text-properties fo:font-variant="normal" fo:text-transform="none" fo:color="#24292e" style:font-name="SFMono-Regular" fo:letter-spacing="normal" fo:font-style="normal" fo:font-weight="bold" style:font-weight-asian="bold" style:font-weight-complex="bold" fo:padding="0cm" fo:border="none"/>
    </style:style>
    <style:style style:name="T22" style:family="text">
      <style:text-properties fo:font-variant="normal" fo:text-transform="none" fo:color="#24292e" style:font-name="SFMono-Regular" fo:letter-spacing="normal" fo:font-style="normal" fo:font-weight="normal"/>
    </style:style>
    <style:style style:name="T23" style:family="text">
      <style:text-properties fo:font-variant="normal" fo:text-transform="none" fo:color="#24292e" style:font-name="SFMono-Regular" fo:letter-spacing="normal" fo:font-style="normal" fo:font-weight="normal" fo:padding="0cm" fo:border="none"/>
    </style:style>
    <style:style style:name="T24" style:family="text">
      <style:text-properties fo:font-variant="normal" fo:text-transform="none" fo:color="#24292e" style:font-name="SFMono-Regular" fo:font-size="11pt" fo:letter-spacing="normal" fo:font-style="normal" fo:font-weight="bold" style:font-size-asian="11pt" style:font-weight-asian="bold" style:font-size-complex="11pt" style:font-weight-complex="bold" fo:padding="0cm" fo:border="none"/>
    </style:style>
    <style:style style:name="T25" style:family="text"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 fo:padding="0cm" fo:border="none"/>
    </style:style>
    <style:style style:name="T26" style:family="text">
      <style:text-properties fo:font-variant="normal" fo:text-transform="none" fo:color="#333333" style:font-name="Source Code Pro" fo:font-size="9.75pt" fo:letter-spacing="normal" fo:font-style="normal" fo:font-weight="normal" fo:background-color="transparent" loext:char-shading-value="0" fo:padding="0cm" fo:border="none"/>
    </style:style>
    <style:style style:name="T27" style:family="text">
      <style:text-properties fo:font-variant="normal" fo:text-transform="none" fo:color="#4c555a" style:font-name="Avenir Next" fo:letter-spacing="normal" fo:font-style="normal"/>
    </style:style>
    <style:style style:name="T28" style:family="text">
      <style:text-properties fo:font-variant="normal" fo:text-transform="none" fo:color="#4c555a" style:font-name="Avenir Next" fo:letter-spacing="normal" fo:font-style="normal" officeooo:rsid="0012b7c7"/>
    </style:style>
    <style:style style:name="T29" style:family="text">
      <style:text-properties fo:font-variant="normal" fo:text-transform="none" fo:color="#4c555a" style:font-name="Avenir Next" fo:font-size="11.25pt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4c555a" style:font-name="Liberation Serif" fo:font-size="11pt" fo:letter-spacing="normal" fo:font-style="normal" officeooo:rsid="0012b7c7" style:font-size-asian="11pt" style:font-size-complex="11pt"/>
    </style:style>
    <style:style style:name="T31" style:family="text">
      <style:text-properties fo:font-variant="normal" fo:text-transform="none" fo:color="#4c555a" fo:letter-spacing="normal" fo:font-style="normal"/>
    </style:style>
    <style:style style:name="T32" style:family="text">
      <style:text-properties fo:font-variant="normal" fo:text-transform="none" fo:color="#4c555a" fo:letter-spacing="normal" fo:font-style="normal" fo:font-weight="bold" officeooo:rsid="00198b7c" style:font-weight-asian="bold" style:font-weight-complex="bold"/>
    </style:style>
    <style:style style:name="T33" style:family="text">
      <style:text-properties fo:font-variant="normal" fo:text-transform="none" fo:color="#4c555a" fo:letter-spacing="normal" fo:font-style="normal" officeooo:rsid="001736d0"/>
    </style:style>
    <style:style style:name="T34" style:family="text">
      <style:text-properties fo:font-variant="normal" fo:text-transform="none" fo:color="#4c555a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4d8cf4" style:font-name="Source Code Pro" fo:font-size="9.75pt" fo:letter-spacing="normal" fo:font-style="normal" fo:font-weight="normal" fo:background-color="#f5f5f5" loext:char-shading-value="0" style:font-weight-asian="normal" style:font-weight-complex="normal" fo:padding="0cm" fo:border="none"/>
    </style:style>
    <style:style style:name="T36" style:family="text">
      <style:text-properties fo:font-variant="normal" fo:text-transform="none" fo:color="#d73a49" style:font-name="SFMono-Regular" fo:font-size="9.75pt" fo:letter-spacing="normal" fo:font-style="normal" fo:font-weight="normal"/>
    </style:style>
    <style:style style:name="T37" style:family="text">
      <style:text-properties fo:font-variant="normal" fo:text-transform="none" fo:color="#e36209" style:font-name="SFMono-Regular" fo:font-size="9.75pt" fo:letter-spacing="normal" fo:font-style="normal" fo:font-weight="normal"/>
    </style:style>
    <style:style style:name="T38" style:family="text">
      <style:text-properties fo:font-variant="normal" fo:text-transform="none" fo:color="#6f42c1" style:font-name="SFMono-Regular" fo:font-size="9.75pt" fo:letter-spacing="normal" fo:font-style="normal" fo:font-weight="normal"/>
    </style:style>
    <style:style style:name="T39" style:family="text">
      <style:text-properties fo:font-variant="normal" fo:text-transform="none" fo:color="#0000ff" style:font-name="apple-system" fo:font-size="12pt" fo:letter-spacing="normal" fo:font-style="normal" fo:font-weight="bold" style:font-weight-asian="bold" style:font-weight-complex="bold"/>
    </style:style>
    <style:style style:name="T40" style:family="text">
      <style:text-properties fo:font-variant="normal" fo:text-transform="none" fo:color="#ff0000" style:font-name="apple-system" fo:font-size="12pt" fo:letter-spacing="normal" fo:font-style="normal" fo:font-weight="bold"/>
    </style:style>
    <style:style style:name="T41" style:family="text">
      <style:text-properties fo:font-variant="normal" fo:text-transform="none" fo:color="#ff0000" style:font-name="apple-system" fo:font-size="12pt" fo:letter-spacing="normal" fo:font-style="normal" fo:font-weight="bold" style:font-weight-asian="bold" style:font-weight-complex="bold"/>
    </style:style>
    <style:style style:name="T42" style:family="text">
      <style:text-properties fo:font-variant="normal" fo:text-transform="none" fo:color="#ff0000" style:font-name="apple-system" fo:font-size="12pt" fo:letter-spacing="normal" fo:font-style="normal" fo:font-weight="normal"/>
    </style:style>
    <style:style style:name="T43" style:family="text">
      <style:text-properties fo:font-variant="normal" fo:text-transform="none" fo:color="#ff0000" style:font-name="apple-system" fo:letter-spacing="normal" fo:font-style="normal" fo:font-weight="bold"/>
    </style:style>
    <style:style style:name="T44" style:family="text">
      <style:text-properties fo:font-variant="normal" fo:text-transform="none" fo:color="#ff0000" style:font-name="apple-system" fo:letter-spacing="normal" fo:font-style="normal" fo:font-weight="normal"/>
    </style:style>
    <style:style style:name="T45" style:family="text">
      <style:text-properties fo:font-variant="normal" fo:text-transform="none" fo:color="#ff0000" style:font-name="apple-system" fo:font-size="11pt" fo:letter-spacing="normal" fo:font-style="normal" fo:font-weight="bold" style:font-size-asian="11pt" style:font-size-complex="11pt"/>
    </style:style>
    <style:style style:name="T46" style:family="text">
      <style:text-properties fo:font-variant="normal" fo:text-transform="none" fo:color="#ff0000" style:font-name="apple-system" fo:font-size="11pt" fo:letter-spacing="normal" fo:font-style="normal" fo:font-weight="normal" style:font-size-asian="11pt" style:font-size-complex="11pt"/>
    </style:style>
    <style:style style:name="T47" style:family="text">
      <style:text-properties fo:color="#ff3333"/>
    </style:style>
    <style:style style:name="T48" style:family="text">
      <style:text-properties fo:color="#ff3333" fo:font-size="8pt" style:font-size-asian="8pt" style:font-size-complex="8pt"/>
    </style:style>
    <style:style style:name="T49" style:family="text">
      <style:text-properties fo:color="#ff3333" fo:font-weight="normal" style:font-weight-asian="normal" style:font-weight-complex="normal"/>
    </style:style>
    <style:style style:name="T50" style:family="text">
      <style:text-properties fo:color="#d73a49"/>
    </style:style>
    <style:style style:name="T51" style:family="text">
      <style:text-properties fo:color="#d73a49" style:font-name="SFMono-Regular" fo:font-size="9.75pt" fo:font-style="normal" fo:font-weight="normal"/>
    </style:style>
    <style:style style:name="T52" style:family="text">
      <style:text-properties fo:color="#6600ff" fo:font-weight="bold" style:font-weight-asian="bold" style:font-weight-complex="bold"/>
    </style:style>
    <style:style style:name="T53" style:family="text">
      <style:text-properties fo:color="#6600ff" fo:font-weight="bold" officeooo:rsid="0008a848" style:font-weight-asian="bold" style:font-weight-complex="bold"/>
    </style:style>
    <style:style style:name="T54" style:family="text">
      <style:text-properties officeooo:rsid="000839b0"/>
    </style:style>
    <style:style style:name="T55" style:family="text">
      <style:text-properties fo:color="#3333ff" fo:font-weight="bold" style:font-weight-asian="bold" style:font-weight-complex="bold"/>
    </style:style>
    <style:style style:name="T56" style:family="text">
      <style:text-properties fo:color="#3333ff" style:font-name="SFMono-Regular" fo:font-size="10pt" fo:font-style="normal" fo:font-weight="bold" officeooo:rsid="0009d98c" style:font-size-asian="10pt" style:font-weight-asian="bold" style:font-size-complex="10pt" style:font-weight-complex="bold"/>
    </style:style>
    <style:style style:name="T57" style:family="text">
      <style:text-properties style:font-name="SFMono-Regular" fo:font-size="9.75pt" fo:font-style="normal" fo:font-weight="normal"/>
    </style:style>
    <style:style style:name="T58" style:family="text">
      <style:text-properties style:font-name="SFMono-Regular" fo:font-size="9.75pt" fo:font-style="normal" fo:font-weight="normal" fo:padding="0cm" fo:border="none"/>
    </style:style>
    <style:style style:name="T59" style:family="text">
      <style:text-properties style:font-name="SFMono-Regular" fo:font-size="9.75pt" fo:font-style="normal" fo:font-weight="normal" officeooo:rsid="0020be52"/>
    </style:style>
    <style:style style:name="T60" style:family="text">
      <style:text-properties style:font-name="SFMono-Regular" fo:font-size="9.75pt" fo:font-style="normal" fo:font-weight="bold" style:font-weight-asian="bold" style:font-weight-complex="bold"/>
    </style:style>
    <style:style style:name="T61" style:family="text">
      <style:text-properties style:font-name="SFMono-Regular" fo:font-size="9.75pt" fo:font-style="normal" fo:font-weight="bold" style:font-weight-asian="bold" style:font-weight-complex="bold" fo:padding="0cm" fo:border="none"/>
    </style:style>
    <style:style style:name="T62" style:family="text">
      <style:text-properties style:font-name="SFMono-Regular" fo:font-style="normal" fo:font-weight="normal"/>
    </style:style>
    <style:style style:name="T63" style:family="text">
      <style:text-properties style:font-name="SFMono-Regular" fo:font-style="normal" fo:font-weight="normal" fo:padding="0cm" fo:border="none"/>
    </style:style>
    <style:style style:name="T64" style:family="text">
      <style:text-properties style:font-name="SFMono-Regular" fo:font-style="normal" fo:font-weight="bold" style:font-weight-asian="bold" style:font-weight-complex="bold" fo:padding="0cm" fo:border="none"/>
    </style:style>
    <style:style style:name="T65" style:family="text">
      <style:text-properties style:font-name="SFMono-Regular" fo:font-size="8pt" fo:font-style="normal" fo:font-weight="normal" style:font-size-asian="8pt" style:font-size-complex="8pt"/>
    </style:style>
    <style:style style:name="T66" style:family="text">
      <style:text-properties style:font-name="SFMono-Regular" fo:font-size="8pt" fo:font-style="normal" fo:font-weight="normal" style:font-size-asian="8pt" style:font-size-complex="8pt" fo:padding="0cm" fo:border="none"/>
    </style:style>
    <style:style style:name="T67" style:family="text">
      <style:text-properties style:font-name="SFMono-Regular" fo:font-size="8pt" fo:font-style="normal" fo:font-weight="bold" style:font-size-asian="8pt" style:font-weight-asian="bold" style:font-size-complex="8pt" style:font-weight-complex="bold" fo:padding="0cm" fo:border="none"/>
    </style:style>
    <style:style style:name="T68" style:family="text">
      <style:text-properties fo:color="#6f42c1"/>
    </style:style>
    <style:style style:name="T69" style:family="text">
      <style:text-properties fo:color="#6f42c1" style:font-name="SFMono-Regular" fo:font-size="9.75pt" fo:font-style="normal" fo:font-weight="normal"/>
    </style:style>
    <style:style style:name="T70" style:family="text">
      <style:text-properties officeooo:rsid="000badf0"/>
    </style:style>
    <style:style style:name="T71" style:family="text">
      <style:text-properties officeooo:rsid="000d4cfe"/>
    </style:style>
    <style:style style:name="T72" style:family="text">
      <style:text-properties officeooo:rsid="0012b7c7"/>
    </style:style>
    <style:style style:name="T73" style:family="text">
      <style:text-properties fo:color="#ff0066" fo:font-size="20pt" fo:font-weight="bold" officeooo:rsid="000212db" style:font-size-asian="20pt" style:font-weight-asian="bold" style:font-size-complex="20pt" style:font-weight-complex="bold"/>
    </style:style>
    <style:style style:name="T74" style:family="text">
      <style:text-properties fo:color="#ff0066" fo:font-size="20pt" fo:font-weight="bold" officeooo:rsid="0012b7c7" style:font-size-asian="20pt" style:font-weight-asian="bold" style:font-size-complex="20pt" style:font-weight-complex="bold"/>
    </style:style>
    <style:style style:name="T75" style:family="text">
      <style:text-properties fo:color="#ff0066" fo:font-size="20pt" fo:font-weight="bold" officeooo:rsid="0014843e" style:font-size-asian="20pt" style:font-weight-asian="bold" style:font-size-complex="20pt" style:font-weight-complex="bold"/>
    </style:style>
    <style:style style:name="T76" style:family="text">
      <style:text-properties fo:color="#ff0066" fo:font-size="20pt" fo:font-weight="bold" officeooo:rsid="001736d0" style:font-size-asian="20pt" style:font-weight-asian="bold" style:font-size-complex="20pt" style:font-weight-complex="bold"/>
    </style:style>
    <style:style style:name="T77" style:family="text">
      <style:text-properties fo:color="#ff0066" fo:font-size="20pt" fo:font-weight="bold" officeooo:rsid="001d917b" style:font-size-asian="20pt" style:font-weight-asian="bold" style:font-size-complex="20pt" style:font-weight-complex="bold"/>
    </style:style>
    <style:style style:name="T78" style:family="text">
      <style:text-properties fo:color="#ff0066" fo:font-weight="bold" style:font-weight-asian="bold" style:font-weight-complex="bold"/>
    </style:style>
    <style:style style:name="T79" style:family="text">
      <style:text-properties fo:color="#4c555a" style:font-name="Liberation Serif" fo:font-size="12pt" fo:letter-spacing="normal" style:font-size-asian="12pt" style:font-size-complex="12pt"/>
    </style:style>
    <style:style style:name="T80" style:family="text">
      <style:text-properties fo:color="#4c555a" style:font-name="Liberation Serif" fo:font-size="12pt" fo:letter-spacing="normal" officeooo:rsid="0012b7c7" style:font-size-asian="12pt" style:font-size-complex="12pt"/>
    </style:style>
    <style:style style:name="T81" style:family="text">
      <style:text-properties fo:color="#4c555a" style:font-name="Liberation Serif" fo:font-size="12pt" fo:letter-spacing="normal" officeooo:rsid="00198b7c" style:font-size-asian="12pt" style:font-size-complex="12pt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color="#ff0000"/>
    </style:style>
    <style:style style:name="T85" style:family="text">
      <style:text-properties fo:color="#ff0000" fo:font-weight="bold" style:font-weight-asian="bold" style:font-weight-complex="bold"/>
    </style:style>
    <style:style style:name="T86" style:family="text">
      <style:text-properties fo:color="#ff0000" style:font-name="SFMono-Regular" fo:font-size="9.75pt" fo:font-style="normal" fo:font-weight="bold" style:font-weight-asian="bold" style:font-weight-complex="bold"/>
    </style:style>
    <style:style style:name="T87" style:family="text">
      <style:text-properties fo:color="#ff0000" style:font-name="SFMono-Regular" fo:font-size="8pt" fo:font-style="normal" fo:font-weight="normal" style:font-size-asian="8pt" style:font-size-complex="8pt" fo:padding="0cm" fo:border="none"/>
    </style:style>
    <style:style style:name="T88" style:family="text">
      <style:text-properties fo:color="#ff0000" style:font-name="SFMono-Regular" fo:font-size="8pt" fo:font-style="normal" fo:font-weight="bold" style:font-size-asian="8pt" style:font-weight-asian="bold" style:font-size-complex="8pt" style:font-weight-complex="bold" fo:padding="0cm" fo:border="none"/>
    </style:style>
    <style:style style:name="T89" style:family="text">
      <style:text-properties fo:color="#ff0000" style:font-name="apple-system" fo:font-size="12pt" fo:font-style="normal" fo:font-weight="normal"/>
    </style:style>
    <style:style style:name="T90" style:family="text">
      <style:text-properties fo:color="#ff0000" style:font-name="apple-system" fo:font-size="12pt" fo:font-style="normal" fo:font-weight="bold" style:font-weight-asian="bold" style:font-weight-complex="bold"/>
    </style:style>
    <style:style style:name="T91" style:family="text">
      <style:text-properties fo:color="#ff0000" style:font-name="apple-system" fo:font-style="normal" fo:font-weight="normal"/>
    </style:style>
    <style:style style:name="T92" style:family="text">
      <style:text-properties fo:color="#ff0000" style:font-name="apple-system" fo:font-style="normal" fo:font-weight="bold" style:font-weight-asian="bold" style:font-weight-complex="bold"/>
    </style:style>
    <style:style style:name="T93" style:family="text">
      <style:text-properties fo:color="#ff0000" style:font-name="apple-system" fo:font-size="8pt" fo:font-style="normal" fo:font-weight="normal" style:font-size-asian="8pt" style:font-size-complex="8pt"/>
    </style:style>
    <style:style style:name="T94" style:family="text">
      <style:text-properties fo:color="#00cc00" fo:font-weight="bold" style:font-weight-asian="bold" style:font-weight-complex="bold"/>
    </style:style>
    <style:style style:name="T95" style:family="text">
      <style:text-properties fo:color="#ff6666" fo:font-weight="bold" style:font-weight-asian="bold" style:font-weight-complex="bold"/>
    </style:style>
    <style:style style:name="T96" style:family="text">
      <style:text-properties fo:color="#0000ff" fo:font-weight="bold" style:font-weight-asian="bold" style:font-weight-complex="bold"/>
    </style:style>
    <style:style style:name="T97" style:family="text">
      <style:text-properties fo:color="#0000ff" style:font-name="apple-system" fo:font-size="12pt" fo:font-style="normal" fo:font-weight="bold" style:font-weight-asian="bold" style:font-weight-complex="bold"/>
    </style:style>
    <style:style style:name="T98" style:family="text">
      <style:text-properties fo:color="#0000ff" style:font-name="apple-system" fo:font-style="normal" fo:font-weight="bold" style:font-weight-asian="bold" style:font-weight-complex="bold"/>
    </style:style>
    <style:style style:name="T99" style:family="text">
      <style:text-properties style:font-name="apple-system" fo:font-style="normal" fo:font-weight="normal"/>
    </style:style>
    <style:style style:name="T100" style:family="text">
      <style:text-properties style:font-name="apple-system" fo:font-style="normal" fo:font-weight="bold" style:font-weight-asian="bold" style:font-weight-complex="bold"/>
    </style:style>
    <style:style style:name="T101" style:family="text">
      <style:text-properties style:font-name="apple-system" fo:font-style="normal" fo:font-weight="bold" officeooo:rsid="002508db" style:font-weight-asian="bold" style:font-weight-complex="bold"/>
    </style:style>
    <style:style style:name="T102" style:family="text">
      <style:text-properties style:font-name="apple-system" fo:font-size="12pt" fo:font-style="normal" fo:font-weight="normal"/>
    </style:style>
    <style:style style:name="T103" style:family="text">
      <style:text-properties style:font-name="apple-system" fo:font-size="12pt" fo:font-style="normal" fo:font-weight="bold" style:font-weight-asian="bold" style:font-weight-complex="bold"/>
    </style:style>
    <style:style style:name="T104" style:family="text">
      <style:text-properties style:font-name="apple-system" fo:font-size="12pt" fo:font-style="normal" fo:font-weight="bold" officeooo:rsid="002508db" style:font-weight-asian="bold" style:font-weight-complex="bold"/>
    </style:style>
    <style:style style:name="T105" style:family="text">
      <style:text-properties style:font-name="apple-system" fo:font-size="8pt" fo:font-style="normal" fo:font-weight="normal" style:font-size-asian="8pt" style:font-size-complex="8pt"/>
    </style:style>
    <style:style style:name="T106" style:family="text">
      <style:text-properties style:font-name="apple-system" fo:font-size="8pt" fo:font-style="normal" fo:font-weight="bold" style:font-size-asian="8pt" style:font-weight-asian="bold" style:font-size-complex="8pt" style:font-weight-complex="bold"/>
    </style:style>
    <style:style style:name="T107" style:family="text">
      <style:text-properties style:font-name="apple-system" fo:font-size="8pt" fo:font-style="normal" fo:font-weight="bold" officeooo:rsid="002508db" style:font-size-asian="8pt" style:font-weight-asian="bold" style:font-size-complex="8pt" style:font-weight-complex="bold"/>
    </style:style>
    <style:style style:name="T108" style:family="text">
      <style:text-properties fo:color="#032f62"/>
    </style:style>
    <style:style style:name="T109" style:family="text">
      <style:text-properties fo:color="#032f62" style:font-name="SFMono-Regular" fo:font-size="9.75pt" fo:font-style="normal" fo:font-weight="normal"/>
    </style:style>
    <style:style style:name="T110" style:family="text">
      <style:text-properties fo:color="#e36209"/>
    </style:style>
    <style:style style:name="T111" style:family="text">
      <style:text-properties fo:color="#e36209" style:font-name="SFMono-Regular" fo:font-size="9.75pt" fo:font-style="normal" fo:font-weight="normal"/>
    </style:style>
    <style:style style:name="T112" style:family="text">
      <style:text-properties fo:color="#005cc5"/>
    </style:style>
    <style:style style:name="T113" style:family="text">
      <style:text-properties fo:color="#005cc5" style:font-name="SFMono-Regular" fo:font-size="9.75pt" fo:font-style="normal" fo:font-weight="normal"/>
    </style:style>
    <style:style style:name="T114" style:family="text">
      <style:text-properties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se 75</text:p>
      <text:p text:style-name="P1"/>
      <text:p text:style-name="P3">Componente <text:a xlink:type="simple" xlink:href="https://ionicframework.com/docs/components/#fabs">https://ionicframework.com/docs/components/#fabs</text:a></text:p>
      <text:p text:style-name="P4"/>
      <text:p text:style-name="P5"><text:s/>&lt;ion-fab top right edge&gt; <text:span text:style-name="T47">//coordenada donde quiero ponerlo</text:span></text:p>
      <text:p text:style-name="P5"><text:s text:c="4"/>&lt;button ion-fab mini&gt; <text:span text:style-name="T47">//este es el boton</text:span></text:p>
      <text:p text:style-name="P5"><text:tab/><text:tab/>&lt;ion-icon name="add"&gt;&lt;/ion-icon&gt; <text:s/><text:span text:style-name="T47">//icono que representa el boton</text:span></text:p>
      <text:p text:style-name="P5"><text:s text:c="4"/>&lt;/button&gt; </text:p>
      <text:p text:style-name="P5"><text:s text:c="3"/></text:p>
      <text:p text:style-name="P5"><text:s text:c="2"/>&lt;/ion-fab&gt;</text:p>
      <text:p text:style-name="P5"/>
      <text:p text:style-name="P5"/>
      <text:p text:style-name="P6">CARDS <text:a xlink:type="simple" xlink:href="https://ionicframework.com/docs/components/#cards">https://ionicframework.com/docs/components/#cards</text:a> </text:p>
      <text:p text:style-name="P6"/>
      <text:p text:style-name="P6"/>
      <text:p text:style-name="P6"/>
      <text:p text:style-name="P7"><text:a xlink:type="simple" xlink:href="https://github.com/angular/angularfire2">https://github.com/angular/angularfire2</text:a></text:p>
      <text:p text:style-name="P7"/>
      <text:h text:style-name="P20" text:outline-level="3">Configuring AngularFire2 and Firebase</text:h>
      <text:p text:style-name="P23">npm install <text:span text:style-name="T78">angularfire2</text:span> <text:span text:style-name="T78">firebase</text:span> promise<text:span text:style-name="T50">-</text:span>polyfill <text:span text:style-name="T50">--</text:span>save</text:p>
      <text:p text:style-name="Text_20_body"><text:line-break/><text:span text:style-name="T1">Setup @NgModule</text:span></text:p>
      <text:p text:style-name="Text_20_body"/>
      <text:p text:style-name="P15">//firebase </text:p>
      <text:p text:style-name="P15">import { AngularFireModule } from 'angularfire2'; <text:s/><text:span text:style-name="T47">//angularFire se necesita siempre que se use firebase </text:span></text:p>
      <text:p text:style-name="P15">import { AngularFireDatabaseModule } from 'angularfire2/database'; <text:span text:style-name="T48">// solo necesario para las caracteristicas de database </text:span></text:p>
      <text:p text:style-name="P15">import { AngularFireAuthModule } from 'angularfire2/auth'; <text:s/><text:span text:style-name="T49">// solo necesario para las caracteristicas de autenticación </text:span></text:p>
      <text:p text:style-name="P15">import { <text:span text:style-name="T52">environment</text:span> } from '../environments/environment'; <text:span text:style-name="T47">// variable de ambientes </text:span></text:p>
      <text:p text:style-name="Text_20_body"/>
      <text:p text:style-name="P8"><text:s text:c="2"/>imports: [ </text:p>
      <text:p text:style-name="P8"><text:s text:c="7"/>****, </text:p>
      <text:p text:style-name="P27"><text:span text:style-name="T57"><text:s text:c="4"/>IonicModule.</text:span><text:span text:style-name="T69">forRoot</text:span><text:span text:style-name="T57">(MyApp),</text:span></text:p>
      <text:p text:style-name="P9"><text:s text:c="5"/>AngularFireModule.initializeApp(<text:span text:style-name="T53">firebaseConfig</text:span>.firebase), // importar firebase/app necesario para todo con firebase </text:p>
      <text:p text:style-name="P8"><text:s text:c="4"/>AngularFireDatabaseModule, //Importar firebase/database, solo necesario para las caracteristicas de database </text:p>
      <text:p text:style-name="P8"><text:s text:c="4"/>AngularFireAuthModule, // Importar firebase/auth, <text:s/>para las caracteristicas de auth </text:p>
      <text:p text:style-name="P8"><text:s text:c="2"/>], </text:p>
      <text:p text:style-name="P8"/>
      <text:p text:style-name="P21">imports: [</text:p>
      <text:p text:style-name="P25"><text:s text:c="4"/><text:span text:style-name="T57">BrowserModule,</text:span></text:p>
      <text:p text:style-name="P25"><text:s text:c="4"/><text:span text:style-name="T57">IonicModule.</text:span><text:span text:style-name="T69">forRoot</text:span><text:span text:style-name="T57">(MyApp),</text:span></text:p>
      <text:p text:style-name="P26"><text:s text:c="4"/><text:span text:style-name="T57">AngularFireModule.</text:span><text:span text:style-name="T69">initializeApp</text:span><text:span text:style-name="T57">(</text:span><text:span text:style-name="T56">firebaseConfig</text:span><text:span text:style-name="T57">),</text:span></text:p>
      <text:p text:style-name="P25"><text:s text:c="4"/><text:span text:style-name="T57">AngularFireDatabaseModule,</text:span></text:p>
      <text:p text:style-name="P25"><text:s text:c="4"/><text:span text:style-name="T57">AngularFireAuthModule</text:span></text:p>
      <text:p text:style-name="P25"><text:s text:c="2"/><text:span text:style-name="T57">],</text:span></text:p>
      <text:p text:style-name="P8"/>
      <text:p text:style-name="P8"/>
      <text:p text:style-name="P16">src/<text:span text:style-name="T54">config</text:span>/<text:span text:style-name="T54">firebase.config</text:span>.ts</text:p>
      <text:p text:style-name="P17"/>
      <text:p text:style-name="P18">export const <text:span text:style-name="T55">firebaseConfig</text:span> = { </text:p>
      <text:p text:style-name="P18"><text:soft-page-break/><text:s text:c="2"/>apiKey: "AIzaSyAhi-VcrfwdfXNlTkAzRuUXNeYRKVtlWps", </text:p>
      <text:p text:style-name="P18"><text:s text:c="2"/>authDomain: "gag-39148.firebaseapp.com", </text:p>
      <text:p text:style-name="P18"><text:s text:c="2"/>databaseURL: "https://gag-39148.firebaseio.com", </text:p>
      <text:p text:style-name="P18"><text:s text:c="2"/>projectId: "gag-39148", </text:p>
      <text:p text:style-name="P18"><text:s text:c="2"/>storageBucket: "gag-39148.appspot.com", </text:p>
      <text:p text:style-name="P18"><text:s text:c="2"/>messagingSenderId: "235124017305" </text:p>
      <text:p text:style-name="P18">}; </text:p>
      <text:p text:style-name="P16"/>
      <text:p text:style-name="P10"/>
      <text:p text:style-name="P11">Clase 7<text:span text:style-name="T70">8</text:span></text:p>
      <text:p text:style-name="P13">ionic g pipe xxxx</text:p>
      <text:p text:style-name="P13"/>
      <text:p text:style-name="P12">Clase 7<text:span text:style-name="T71">9</text:span></text:p>
      <text:p text:style-name="P14">tomar una fotografía y mostrarla en pantalla</text:p>
      <text:p text:style-name="P14"/>
      <text:p text:style-name="P22"><text:span text:style-name="Source_20_Text"><text:span text:style-name="T26">ionic cordova plugin add cordova-plugin-camera</text:span></text:span></text:p>
      <text:p text:style-name="Text_20_body"><text:line-break/><text:span text:style-name="Source_20_Text"><text:span text:style-name="T26"> npm install --save @ionic-native/camera</text:span></text:span></text:p>
      <text:p text:style-name="P19"><text:bookmark-start text:name="__DdeLink__213_1632596724"/>Clase <text:span text:style-name="T72">80</text:span></text:p>
      <text:h text:style-name="P55" text:outline-level="1"><text:span text:style-name="T72">Native </text:span>Image Picker</text:h>
      <text:p text:style-name="P24"><text:a xlink:type="simple" xlink:href="https://ionicframework.com/docs/native/image-picker/"><text:span text:style-name="T28">https://ionicframework.com/docs/native/image-picker/</text:span></text:a></text:p>
      <text:p text:style-name="P29">ionic cordova plugin add cordova-plugin-telerik-imagepicker –variable PHOTO_LIBRARY_USAGE_DESCRIPTION="mi mensaje para subir imagen" </text:p>
      <text:p text:style-name="Standard"><text:bookmark-start text:name="__DdeLink__260_1973777153"/><text:span text:style-name="T30">npm install --save @ionic-native/image-picker</text:span><text:bookmark-end text:name="__DdeLink__213_1632596724"/><text:bookmark-end text:name="__DdeLink__260_1973777153"/><text:span text:style-name="T27"><text:line-break/></text:span></text:p>
      <text:p text:style-name="P28"><text:line-break/><text:span text:style-name="T73">Clase </text:span><text:span text:style-name="T74">8</text:span><text:span text:style-name="T75">1</text:span></text:p>
      <text:h text:style-name="P56" text:outline-level="1">Servicio personalizado para cargar fotos a firebase</text:h>
      <text:p text:style-name="P38"/>
      <text:p text:style-name="P30"><text:span text:style-name="T73">Clase </text:span><text:span text:style-name="T74">8</text:span><text:span text:style-name="T76">4</text:span></text:p>
      <text:p text:style-name="Standard"><text:span text:style-name="T80">I</text:span><text:span text:style-name="T79">nfinito scroll <text:s/></text:span><text:a xlink:type="simple" xlink:href="https://ionicframework.com/docs/api/components/infinite-scroll/InfiniteScroll/">https://ionicframework.com/docs/api/components/infinite-scroll/InfiniteScroll/</text:a><text:span text:style-name="T81"> </text:span></text:p>
      <text:p text:style-name="Standard"/>
      <text:p text:style-name="P36">El desplazamiento infinito: <text:span text:style-name="T83">permite realizar una acción cuando el usuario desplaza una distancia especificada desde la parte inferior o superior de la página.</text:span></text:p>
      <text:p text:style-name="P40"><text:span text:style-name="T29">La expresión asignada al evento </text:span><text:span text:style-name="Source_20_Text"><text:span text:style-name="T35">infinite </text:span></text:span><text:span text:style-name="T29">se llama cuando el usuario se desplaza a la distancia especificada. Cuando esta expresión ha terminado sus tareas, debe llamar al método </text:span><text:span text:style-name="Source_20_Text"><text:span text:style-name="T35">complete() </text:span></text:span><text:span text:style-name="T29">en la instancia de desplazamiento infinito.</text:span></text:p>
      <text:p text:style-name="P40"/>
      <text:p text:style-name="P41"></text:p>
      <text:p text:style-name="Standard"><text:soft-page-break/>&lt;ion-infinite-scroll <text:s/>(<text:span text:style-name="T94">ionInfinite</text:span>)="<text:span text:style-name="T85">doInfinite</text:span>($event)"&gt;</text:p>
      <text:p text:style-name="Standard"><text:s text:c="3"/>&lt;ion-infinite-scroll-content&gt;&lt;/ion-infinite-scroll-content&gt;</text:p>
      <text:p text:style-name="Standard"><text:s/>&lt;/ion-infinite-scroll&gt;</text:p>
      <text:p text:style-name="Standard"/>
      <text:p text:style-name="Standard"><text:span text:style-name="T81"/></text:p>
      <text:p text:style-name="Standard"><text:span text:style-name="T32"/></text:p>
      <text:p text:style-name="Standard"></text:p>
      <text:p text:style-name="Standard"><text:span text:style-name="T95">doInfinite</text:span>(infiniteScroll) {</text:p>
      <text:p text:style-name="Standard"><text:s text:c="4"/>console.log('Begin async operation');</text:p>
      <text:p text:style-name="Standard"></text:p>
      <text:p text:style-name="Standard"><text:s text:c="4"/>setTimeout(() =&gt; {</text:p>
      <text:p text:style-name="Standard"><text:s text:c="6"/>for (let i = 0; i &lt; 30; i++) {</text:p>
      <text:p text:style-name="Standard"><text:s text:c="8"/>this.items.push( this.items.length );</text:p>
      <text:p text:style-name="Standard"><text:s text:c="6"/>}</text:p>
      <text:p text:style-name="Standard"></text:p>
      <text:p text:style-name="Standard"><text:s text:c="6"/>console.log('Async operation has ended');</text:p>
      <text:p text:style-name="Standard"><text:s text:c="6"/>infiniteScroll.<text:span text:style-name="T96">complete</text:span>();</text:p>
      <text:p text:style-name="Standard"><text:s text:c="4"/>}, 500);</text:p>
      <text:p text:style-name="Standard"><text:s text:c="2"/>}</text:p>
      <text:p text:style-name="P39"/>
      <text:p text:style-name="P35"><text:span text:style-name="T73">Clase </text:span><text:span text:style-name="T74">8</text:span><text:span text:style-name="T77">5</text:span></text:p>
      <text:p text:style-name="P31"><text:span text:style-name="T33">t</text:span><text:span text:style-name="T31">odas las personas puedan ver las imagenes, pero que solo puedan postearlas aquellos que estan authenticados en facebook</text:span></text:p>
      <text:p text:style-name="P31"/>
      <text:p text:style-name="Standard"><text:a xlink:type="simple" xlink:href="https://github.com/angular/angularfire2">https://github.com/angular/angularfire2</text:a><text:span text:style-name="T34"> <text:s/></text:span></text:p>
      <text:p text:style-name="Standard"/>
      <text:p text:style-name="Standard"/>
      <text:p text:style-name="P43"><text:span text:style-name="T50">import</text:span> { AngularFireAuth } <text:span text:style-name="T50">from</text:span> <text:span text:style-name="T108">'angularfire2/auth'</text:span>;</text:p>
      <text:p text:style-name="P44"><text:span text:style-name="T36">constructor</text:span><text:span text:style-name="T17">(</text:span><text:span text:style-name="T36">private</text:span><text:span text:style-name="T17"> </text:span><text:span text:style-name="T37">afAuth</text:span><text:span text:style-name="T36">:</text:span><text:span text:style-name="T17"> </text:span><text:span text:style-name="T38">AngularFireAuth</text:span><text:span text:style-name="T17">) { } <text:s/>//</text:span><text:span text:style-name="T19">inyectar Auth </text:span></text:p>
      <text:p text:style-name="P44"/>
      <text:p text:style-name="P45"><text:span text:style-name="T6">El </text:span><text:span text:style-name="T39">AngularFireAuth</text:span><text:span text:style-name="T6"> tiene </text:span><text:span text:style-name="T9">varios métodos </text:span><text:span text:style-name="T41">signIn</text:span><text:span text:style-name="T6"> a los que podemos pasar la </text:span><text:span text:style-name="T9">instancia de AuthProviders</text:span><text:span text:style-name="T6"> como se muestra a continuación.</text:span></text:p>
      <text:p text:style-name="P42"/>
      <text:p text:style-name="P46"><text:span text:style-name="T57"/></text:p>
      <text:p text:style-name="P47"><text:s/><text:span text:style-name="T57">signInWithFacebook() {</text:span></text:p>
      <text:p text:style-name="P25"><text:s text:c="4"/><text:span text:style-name="T113">this</text:span><text:span text:style-name="T57">.afAuth.auth</text:span></text:p>
      <text:p text:style-name="P25"><text:s text:c="6"/><text:span text:style-name="T57">.</text:span><text:span text:style-name="T86">signInWithPopup</text:span><text:span text:style-name="T57">(</text:span><text:span text:style-name="T51">new</text:span><text:span text:style-name="T57"> </text:span><text:span text:style-name="T69">firebase</text:span><text:span text:style-name="T57">.</text:span><text:span text:style-name="T69">auth</text:span><text:span text:style-name="T57">.</text:span><text:span text:style-name="T69">FacebookAuthProvider</text:span><text:span text:style-name="T57">()) <text:s/>//</text:span><text:span text:style-name="T59">para el caso de facebook</text:span></text:p>
      <text:p text:style-name="P25"><text:s text:c="6"/><text:span text:style-name="T57">.</text:span><text:span text:style-name="T69">then</text:span><text:span text:style-name="T57">(</text:span><text:span text:style-name="T111">res</text:span><text:span text:style-name="T57"> </text:span><text:span text:style-name="T51">=&gt;</text:span><text:span text:style-name="T57"> </text:span><text:span text:style-name="T113">console</text:span><text:span text:style-name="T57">.</text:span><text:span text:style-name="T113">log</text:span><text:span text:style-name="T57">(res));</text:span></text:p>
      <text:p text:style-name="P25"><text:s text:c="2"/><text:span text:style-name="T57">}</text:span></text:p>
      <text:p text:style-name="P53"/>
      <text:p text:style-name="P25"><text:s text:c="2"/><text:span text:style-name="T57">signOut() {</text:span></text:p>
      <text:p text:style-name="P25"><text:s text:c="4"/><text:span text:style-name="T113">this</text:span><text:span text:style-name="T57">.afAuth.auth.</text:span><text:span text:style-name="T69">signOut</text:span><text:span text:style-name="T57">();</text:span></text:p>
      <text:p text:style-name="P25"><text:s text:c="2"/><text:span text:style-name="T57">}</text:span></text:p>
      <text:p text:style-name="P42"/>
      <text:p text:style-name="P32"><text:span text:style-name="Strong_20_Emphasis"><text:span text:style-name="Emphasis"><text:span text:style-name="T12">Tenga en cuenta la importación de firebase de </text:span></text:span></text:span><text:span text:style-name="Strong_20_Emphasis"><text:span text:style-name="Emphasis"><text:span text:style-name="T45">firebase/app</text:span></text:span></text:span><text:span text:style-name="Strong_20_Emphasis"><text:span text:style-name="Emphasis"><text:span text:style-name="T12">, para aprovechar el </text:span></text:span></text:span><text:soft-page-break/><text:span text:style-name="Strong_20_Emphasis"><text:span text:style-name="Emphasis"><text:span text:style-name="T12">árbol de agitación</text:span></text:span></text:span><text:span text:style-name="Strong_20_Emphasis"><text:span text:style-name="Emphasis"><text:span text:style-name="T13">(</text:span></text:span></text:span><text:span text:style-name="Strong_20_Emphasis"><text:span text:style-name="Emphasis"><text:span text:style-name="T12">tree-shaking</text:span></text:span></text:span><text:span text:style-name="Strong_20_Emphasis"><text:span text:style-name="Emphasis"><text:span text:style-name="T13">)</text:span></text:span></text:span></text:p>
      <text:p text:style-name="P32"><text:span text:style-name="T50">import</text:span> <text:span text:style-name="T112">*</text:span> <text:span text:style-name="T50">as</text:span> firebase <text:span text:style-name="T50">from</text:span> <text:span text:style-name="T108">'</text:span><text:span text:style-name="T85">firebase/app</text:span><text:span text:style-name="T108">'</text:span>;</text:p>
      <text:p text:style-name="P32"/>
      <text:p text:style-name="P32"><text:span text:style-name="Strong_20_Emphasis"><text:span text:style-name="Emphasis"><text:span text:style-name="T13"/></text:span></text:span></text:p>
      <text:p text:style-name="P32"><text:span text:style-name="T16">También, actualice su </text:span><text:span text:style-name="Source_20_Text"><text:span text:style-name="T24">app.module.ts</text:span></text:span><text:span text:style-name="Source_20_Text"><text:span text:style-name="T25"> <text:s/></text:span></text:span><text:span text:style-name="T16">para contener la siguiente importación</text:span></text:p>
      <text:p text:style-name="P32"><text:span text:style-name="T22">import { AngularFireAuthModule } from 'angularfire2/auth';</text:span></text:p>
      <text:p text:style-name="P32"/>
      <text:p text:style-name="P32"/>
      <text:p text:style-name="P32">Ejecute la aplicación y haga clic en el botón de inicio de sesión, debería ver una <text:span text:style-name="T82">ventana emergente pidiéndole que ingrese nombre de usuario y contraseña</text:span> para que Facebook se autentique. Una vez autenticado, debe ver la <text:span text:style-name="T82">respuesta de Facebook </text:span>en la ventana de la consola.</text:p>
      <text:p text:style-name="P32"><text:span text:style-name="T114"><text:line-break/></text:span><text:span text:style-name="T16">Inspeccionar el objeto en la consola, bajo la </text:span><text:span text:style-name="T14">propiedad </text:span><text:span text:style-name="Source_20_Text"><text:span text:style-name="T24">user</text:span></text:span><text:span text:style-name="T16">, debe ver todos los atributos y vamos a utilizar dos de ellos, a continuación.</text:span></text:p>
      <text:p text:style-name="P32"><text:span text:style-name="T16">Vamos a obtener el </text:span><text:span text:style-name="Source_20_Text"><text:span text:style-name="T25">displayName </text:span></text:span><text:span text:style-name="T16">de la propiedad </text:span><text:span text:style-name="Source_20_Text"><text:span text:style-name="T25">user</text:span></text:span><text:span text:style-name="T16">, que acabamos de ver en la consola que se representa en la pantalla. El </text:span><text:span text:style-name="Source_20_Text"><text:span text:style-name="T25">AngularFireAuth </text:span></text:span><text:span text:style-name="T16">tiene una </text:span><text:span text:style-name="T14">propiedad </text:span><text:span text:style-name="Source_20_Text"><text:span text:style-name="T24">authState</text:span></text:span><text:span text:style-name="T16">, que </text:span><text:span text:style-name="T15">retorna </text:span><text:span text:style-name="T14">un observable</text:span><text:span text:style-name="T16">, vamos a </text:span><text:span text:style-name="T46">subcribirlo para ser notificado cada vez que cambia el estado de autenticación</text:span><text:span text:style-name="T16">.</text:span></text:p>
      <text:p text:style-name="P32"><text:span text:style-name="T16">Agregue propiedad de clase </text:span><text:span text:style-name="Source_20_Text"><text:span text:style-name="T25">displayName </text:span></text:span><text:span text:style-name="T16">y suscribirse a la propiedad </text:span><text:span text:style-name="T14">AngularFireAuth.authState</text:span><text:span text:style-name="T16"> en el constructor.  También agregue la propiedad en nuestra plantilla para mostrarla en la pantalla</text:span></text:p>
      <text:p text:style-name="P52"/>
      <text:p text:style-name="P52"><text:span text:style-name="T50">import</text:span> { Component } <text:span text:style-name="T50">from</text:span> <text:span text:style-name="T108">'@angular/core'</text:span>;</text:p>
      <text:p text:style-name="P50"><text:span text:style-name="T50">import</text:span> { NavController } <text:span text:style-name="T50">from</text:span> <text:span text:style-name="T108">'ionic-angular'</text:span>;</text:p>
      <text:p text:style-name="P53"/>
      <text:p text:style-name="P50"><text:span text:style-name="T50">import</text:span> { AngularFireAuth } <text:span text:style-name="T50">from</text:span> <text:span text:style-name="T108">'</text:span><text:span text:style-name="T84">angularfire2/auth'</text:span>;</text:p>
      <text:p text:style-name="P50"><text:span text:style-name="T50">import</text:span> <text:span text:style-name="T112">*</text:span> <text:span text:style-name="T50">as</text:span> firebase <text:span text:style-name="T50">from</text:span> <text:span text:style-name="T108">'</text:span><text:span text:style-name="T84">firebase/app</text:span><text:span text:style-name="T108">'</text:span>;</text:p>
      <text:p text:style-name="P53"/>
      <text:p text:style-name="P50">@<text:span text:style-name="T68">Component</text:span>({</text:p>
      <text:p text:style-name="P25"><text:s text:c="2"/><text:span text:style-name="T57">selector: </text:span><text:span text:style-name="T109">'page-home'</text:span><text:span text:style-name="T57">,</text:span></text:p>
      <text:p text:style-name="P25"><text:s text:c="2"/><text:span text:style-name="T57">templateUrl: </text:span><text:span text:style-name="T109">'home.html'</text:span></text:p>
      <text:p text:style-name="P50">})</text:p>
      <text:p text:style-name="P54"><text:span text:style-name="T17"><text:s/></text:span></text:p>
      <text:p text:style-name="P54"><text:span text:style-name="T17"><text:s/>displayName; <text:s/></text:span></text:p>
      <text:p text:style-name="P51"><text:span text:style-name="T50">constructor</text:span>(<text:span text:style-name="T50">public</text:span> <text:span text:style-name="T110">navCtrl</text:span><text:span text:style-name="T50">:</text:span> <text:span text:style-name="T68">NavController</text:span>,</text:p>
      <text:p text:style-name="P25"><text:s text:c="4"/><text:span text:style-name="T51">private</text:span><text:span text:style-name="T57"> </text:span><text:span text:style-name="T111">afAuth</text:span><text:span text:style-name="T51">:</text:span><text:span text:style-name="T57"> </text:span><text:span text:style-name="T69">AngularFireAuth</text:span><text:span text:style-name="T57">) {</text:span></text:p>
      <text:p text:style-name="P49"/>
      <text:p text:style-name="P49"><text:span text:style-name="Source_20_Text"><text:span text:style-name="T87">/*AngularFireAuth</text:span></text:span><text:span text:style-name="Source_20_Text"><text:span text:style-name="T66"> </text:span></text:span><text:span text:style-name="T105">tiene una </text:span><text:span text:style-name="T106">propiedad </text:span><text:span text:style-name="Source_20_Text"><text:span text:style-name="T88">authState</text:span></text:span><text:span text:style-name="T105">, que </text:span><text:span text:style-name="T107">retorna </text:span><text:span text:style-name="T106">un observable</text:span><text:span text:style-name="T105">, vamos a </text:span><text:span text:style-name="T93">subcribirlo para ser notificado cada vez que cambia el estado de autenticación</text:span><text:span text:style-name="T105">.</text:span></text:p>
      <text:p text:style-name="P49"><text:span text:style-name="T105">*/</text:span></text:p>
      <text:p text:style-name="P25"><text:s text:c="4"/><text:span text:style-name="T86">afAuth.authState</text:span><text:span text:style-name="T57">.</text:span><text:span text:style-name="T69">subscribe</text:span><text:span text:style-name="T57">(</text:span><text:span text:style-name="T111">user</text:span><text:span text:style-name="T57"> </text:span><text:span text:style-name="T51">=&gt;</text:span><text:span text:style-name="T57"> {</text:span></text:p>
      <text:p text:style-name="P25"><text:s text:c="6"/><text:span text:style-name="T51">if</text:span><text:span text:style-name="T57"> (</text:span><text:span text:style-name="T51">!</text:span><text:span text:style-name="T57">user) {</text:span></text:p>
      <text:p text:style-name="P25"><text:s text:c="8"/><text:span text:style-name="T113">this</text:span><text:span text:style-name="T57">.displayName </text:span><text:span text:style-name="T51">=</text:span><text:span text:style-name="T57"> </text:span><text:span text:style-name="T113">null</text:span><text:span text:style-name="T57">; <text:s text:c="7"/></text:span></text:p>
      <text:p text:style-name="P25"><text:s text:c="8"/><text:span text:style-name="T51">return</text:span><text:span text:style-name="T57">;</text:span></text:p>
      <text:p text:style-name="P25"><text:s text:c="6"/><text:span text:style-name="T57">}</text:span></text:p>
      <text:p text:style-name="P25"><text:soft-page-break/><text:s text:c="6"/><text:span text:style-name="T113">this</text:span><text:span text:style-name="T57">.displayName </text:span><text:span text:style-name="T51">=</text:span><text:span text:style-name="T57"> user.displayName; <text:s text:c="5"/></text:span></text:p>
      <text:p text:style-name="P25"><text:s text:c="4"/><text:span text:style-name="T57">});</text:span></text:p>
      <text:p text:style-name="P33"/>
      <text:p text:style-name="P34"><text:span text:style-name="T99">/*El </text:span><text:span text:style-name="T98">AngularFireAuth</text:span><text:span text:style-name="T99"> tiene </text:span><text:span text:style-name="T100">varios métodos </text:span><text:span text:style-name="T92">signIn</text:span><text:span text:style-name="T99"> a los que podemos pasar la </text:span><text:span text:style-name="T100">instancia de AuthProviders</text:span><text:span text:style-name="T99"> como se muestra a continuación.*/</text:span></text:p>
      <text:p text:style-name="P34"><text:span text:style-name="T99"/></text:p>
      <text:p text:style-name="P50"><text:s text:c="3"/>signInWithFacebook() {</text:p>
      <text:p text:style-name="P25"><text:s text:c="4"/><text:span text:style-name="T113">this</text:span><text:span text:style-name="T57">.afAuth.auth</text:span></text:p>
      <text:p text:style-name="P25"><text:s text:c="6"/><text:span text:style-name="T57">.</text:span><text:span text:style-name="T69">signInWithPopup</text:span><text:span text:style-name="T57">(</text:span><text:span text:style-name="T51">new</text:span><text:span text:style-name="T57"> </text:span><text:span text:style-name="T69">firebase</text:span><text:span text:style-name="T57">.</text:span><text:span text:style-name="T69">auth</text:span><text:span text:style-name="T57">.</text:span><text:span text:style-name="T69">FacebookAuthProvider</text:span><text:span text:style-name="T57">())</text:span></text:p>
      <text:p text:style-name="P25"><text:s text:c="6"/><text:span text:style-name="T57">.</text:span><text:span text:style-name="T69">then</text:span><text:span text:style-name="T57">(</text:span><text:span text:style-name="T111">res</text:span><text:span text:style-name="T57"> </text:span><text:span text:style-name="T51">=&gt;</text:span><text:span text:style-name="T57"> </text:span><text:span text:style-name="T113">console</text:span><text:span text:style-name="T57">.</text:span><text:span text:style-name="T113">log</text:span><text:span text:style-name="T57">(res));</text:span></text:p>
      <text:p text:style-name="P25"><text:span text:style-name="T57"><text:s text:c="3"/>}</text:span></text:p>
      <text:p text:style-name="P53"/>
      <text:p text:style-name="P25"><text:span text:style-name="T57"><text:s text:c="3"/>signOut() {</text:span></text:p>
      <text:p text:style-name="P25"><text:s text:c="4"/><text:span text:style-name="T113">this</text:span><text:span text:style-name="T57">.afAuth.auth.</text:span><text:span text:style-name="T69">signOut</text:span><text:span text:style-name="T57">();</text:span></text:p>
      <text:p text:style-name="P25"><text:span text:style-name="T57"><text:s text:c="3"/>}</text:span></text:p>
      <text:p text:style-name="P25"><text:span text:style-name="T57"/></text:p>
      <text:p text:style-name="P25"><text:span text:style-name="T57">}</text:span></text:p>
      <text:p text:style-name="Text_20_body"><text:line-break/></text:p>
      <text:p text:style-name="P37"><text:span text:style-name="T17">ionic g provider AuthServi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Next" svg:font-family="'Avenir Next', 'Helvetica Neue', Helvetica, sans-serif"/>
    <style:font-face style:name="SFMono-Regular" svg:font-family="SFMono-Regular, Consolas, 'Liberation Mono', Menlo, Courier, monospace"/>
    <style:font-face style:name="Source Code Pro" svg:font-family="'Source Code Pro', Menlo, Monaco, Consolas, 'Courier New'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9:04:35.088455301</meta:creation-date>
    <meta:generator>LibreOffice/4.2.8.2$Linux_X86_64 LibreOffice_project/420m0$Build-2</meta:generator>
    <meta:editing-duration>PT51M13S</meta:editing-duration>
    <meta:editing-cycles>17</meta:editing-cycles>
    <dc:date>2017-09-14T10:56:40.501750104</dc:date>
    <meta:document-statistic meta:table-count="0" meta:image-count="0" meta:object-count="0" meta:page-count="5" meta:paragraph-count="130" meta:word-count="675" meta:character-count="6049" meta:non-whitespace-character-count="5187"/>
  </office:meta>
</office:document-meta>
</file>